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609cm"/>
    </style:style>
    <style:style style:name="pr5" style:family="presentation" style:parent-style-name="Android-outline1">
      <style:graphic-properties draw:fill-color="#ffffff" draw:auto-grow-height="true" fo:min-height="13.86cm"/>
    </style:style>
    <style:style style:name="pr6" style:family="presentation" style:parent-style-name="Android-outline1">
      <style:graphic-properties draw:fill-color="#ffffff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 fo:font-size="32pt" style:font-size-asian="32pt" style:font-size-complex="3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family="'Comic Sans MS'" style:font-family-generic="script" style:font-pitch="variable"/>
    </style:style>
    <style:style style:name="P8" style:family="paragraph">
      <style:paragraph-properties fo:margin-left="1.2cm" fo:margin-right="0cm" fo:text-indent="-0.9cm"/>
      <style:text-properties fo:font-family="Abscissa" style:font-pitch="variable"/>
    </style:style>
    <style:style style:name="P9" style:family="paragraph">
      <style:text-properties fo:font-size="20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 fo:font-size="32pt" style:font-size-asian="32pt" style:font-size-complex="32pt"/>
    </style:style>
    <style:style style:name="T3" style:family="text">
      <style:text-properties style:use-window-font-color="true" fo:font-family="Consolas" style:font-pitch="fixed" fo:font-size="28pt" style:font-size-asian="28pt" style:font-size-complex="28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font-family="Consolas" style:font-pitch="fixed"/>
    </style:style>
    <style:style style:name="T6" style:family="text">
      <style:text-properties fo:font-family="Abscissa" style:font-pitch="variable"/>
    </style:style>
    <style:style style:name="T7" style:family="text">
      <style:text-properties fo:font-family="Consolas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Integrating WebKit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Loading Local Files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Option #1: file:/// URL to Local Path</text:span></text:p>
                <text:list>
                  <text:list-item>
                    <text:p><text:span text:style-name="T3">loadUrl("file://"+new File(getFilesDir(), "index.html").getAbsolutePath());</text:span></text:p>
                  </text:list-item>
                  <text:list-item>
                    <text:p><text:span text:style-name="T2">May not work in older versions of Android</text:span></text:p>
                  </text:list-item>
                </text:list>
              </text:list-item>
              <text:list-item>
                <text:p text:style-name="P1"><text:span text:style-name="T2">Option #2: </text:span><text:span text:style-name="T4"><text:a xlink:href="../../../../../../../android_asset">file:///android_asset</text:a></text:span></text:p>
                <text:list>
                  <text:list-item>
                    <text:p><text:span text:style-name="T2">Create assets/ directory in root of project tree</text:span></text:p>
                  </text:list-item>
                  <text:list-item>
                    <text:p><text:span text:style-name="T2">Anything in there is referenced at runtime</text:span><text:span text:style-name="T2"><text:line-break/></text:span><text:span text:style-name="T2">via above URL prefix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Loading Local Files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Option #3: <text:span text:style-name="T5">loadData()</text:span></text:p>
                <text:list>
                  <text:list-item>
                    <text:p text:style-name="P1">You supply actual HTML to display</text:p>
                  </text:list-item>
                  <text:list-item>
                    <text:p text:style-name="P1">Or <text:span text:style-name="T5">loadDataWithBaseURL()</text:span></text:p>
                    <text:list>
                      <text:list-item>
                        <text:p>Supply base URL for resolving path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Loading Local Content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Option #4: ContentProvider</text:p>
                <text:list>
                  <text:list-item>
                    <text:p text:style-name="P1">ContentProvider can return files as well as columnar data</text:p>
                  </text:list-item>
                  <text:list-item>
                    <text:p text:style-name="P1">Can use <text:span text:style-name="T5">content://</text:span> scheme for the ContentProvider</text:p>
                    <text:p text:style-name="P1"/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Loading Local Content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Option #5: Embed a Web Server</text:p>
                <text:list>
                  <text:list-item>
                    <text:p text:style-name="P1">Tiny Java Web servers abound</text:p>
                  </text:list-item>
                  <text:list-item>
                    <text:p text:style-name="P1">Find one, port to Java, embed in service, use to serve local content</text:p>
                  </text:list-item>
                  <text:list-item>
                    <text:p text:style-name="P1">Example: NanoHTTPD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alling Java from Javascript</text:p>
          </draw:text-box>
        </draw:frame>
        <draw:frame presentation:style-name="pr6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teps to Implement: Java Side</text:p>
                <text:list>
                  <text:list-item>
                    <text:p text:style-name="P1">Implement some object whose methods should be exposed to Javascript</text:p>
                    <text:list>
                      <text:list-item>
                        <text:p text:style-name="P1">Simple types definitely supported</text:p>
                      </text:list-item>
                      <text:list-item>
                        <text:p text:style-name="P1">Watch thread safety!</text:p>
                      </text:list-item>
                    </text:list>
                  </text:list-item>
                  <text:list-item>
                    <text:p text:style-name="P1">Call <text:span text:style-name="T5">addJavascriptInterface()</text:span> with JS “namespace” and object you created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alling Java from Javascript</text:p>
          </draw:text-box>
        </draw:frame>
        <draw:frame presentation:style-name="pr6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6">Steps to Implement: Javascript Side</text:span></text:p>
                <text:list>
                  <text:list-item>
                    <text:p text:style-name="P1">Craft a Web page with Javascript</text:p>
                  </text:list-item>
                  <text:list-item>
                    <text:p text:style-name="P1">Have Javascript call methods on your object using the namespace</text:p>
                    <text:list>
                      <text:list-item>
                        <text:p text:style-name="P1"><text:span text:style-name="T5">namespace.methodname(parm1, parm2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alling Javascript from Java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onstruct Javascript call as a String</text:p>
                <text:list>
                  <text:list-item>
                    <text:p text:style-name="P1"><text:span text:style-name="T5">“</text:span><text:span text:style-name="T5">updatePosition(-113, 43);”</text:span></text:p>
                  </text:list-item>
                </text:list>
              </text:list-item>
              <text:list-item>
                <text:p text:style-name="P1">Invoke using the <text:span text:style-name="T5">javascript:</text:span> URL prefix</text:p>
                <text:list>
                  <text:list-item>
                    <text:p text:style-name="P1"><text:span text:style-name="T7">loadUrl(“javascript:updatePosition(-113, 43);”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alling Javascript from Java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Limitations</text:p>
                <text:list>
                  <text:list-item>
                    <text:p text:style-name="P1">Cannot reference Java-side data except by embedding in string</text:p>
                  </text:list-item>
                  <text:list-item>
                    <text:p text:style-name="P1">Must URL-escape the string</text:p>
                  </text:list-item>
                  <text:list-item>
                    <text:p text:style-name="P1">Cannot get any data back this way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eb Development Frameworks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lternatives to Java-based app development</text:p>
              </text:list-item>
              <text:list-item>
                <text:p text:style-name="P1">Allow creation of apps using HTML, JS, CSS</text:p>
              </text:list-item>
              <text:list-item>
                <text:p text:style-name="P1">Some Current Frameworks</text:p>
                <text:list>
                  <text:list-item>
                    <text:p text:style-name="P1">PhoneGap</text:p>
                  </text:list-item>
                  <text:list-item>
                    <text:p text:style-name="P1">Rhodes</text:p>
                    <text:list>
                      <text:list-item>
                        <text:p>Adds Ruby and a Rails-esque framewor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Other WebView Features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setDownloadListener()</text:span></text:p>
                <text:list>
                  <text:list-item>
                    <text:p text:style-name="P1">Allows you to handle unrecognized content types</text:p>
                  </text:list-item>
                </text:list>
              </text:list-item>
              <text:list-item>
                <text:p text:style-name="P1"><text:span text:style-name="T5">setWebChromeClient()</text:span></text:p>
                <text:list>
                  <text:list-item>
                    <text:p text:style-name="P1">Used to handle things that affect UI outside the boundaries of the actual viewport</text:p>
                    <text:list>
                      <text:list-item>
                        <text:p text:style-name="P1"><text:span text:style-name="T5">onCreateWindow()</text:span></text:p>
                      </text:list-item>
                      <text:list-item>
                        <text:p text:style-name="P1"><text:span text:style-name="T5">onJSAlert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2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2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2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1T20:11:05</dc:date>
    <meta:printed-by>Mark Murphy</meta:printed-by>
    <meta:print-date>2011-03-14T18:38:53</meta:print-date>
    <dc:language>en-US</dc:language>
    <meta:editing-cycles>42</meta:editing-cycles>
    <meta:editing-duration>PT3H6M16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